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2.226cm" fo:min-width="4.662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1.15cm" fo:min-width="2.8cm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1.15cm" fo:min-width="4.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1.024cm" fo:min-width="1.7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3cm" svg:height="3.5cm" svg:x="10.7cm" svg:y="2.4cm">
          <text:p text:style-name="P1">Lectu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3cm" svg:height="1.4cm" svg:x="9.4cm" svg:y="6.7cm">
          <text:p text:style-name="P1">Book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cm" svg:height="1.4cm" svg:x="15.9cm" svg:y="6.7cm">
          <text:p text:style-name="P1">Lecture not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769cm" svg:y1="5.388cm" svg:x2="11.05cm" svg:y2="6.7cm" draw:start-shape="id1" draw:start-glue-point="7" draw:end-shape="id2" draw:end-glue-point="0" svg:d="M11769 5388v913h-719v399" svg:viewBox="0 0 720 1313">
          <text:p/>
        </draw:connector>
        <draw:connector draw:style-name="gr4" draw:text-style-name="P1" draw:layer="layout" svg:x1="16.931cm" svg:y1="5.388cm" svg:x2="18.2cm" svg:y2="6.7cm" draw:start-shape="id1" draw:start-glue-point="9" draw:end-shape="id3" draw:end-glue-point="0" svg:d="M16931 5388v913h1269v399" svg:viewBox="0 0 1270 1313">
          <text:p/>
        </draw:connector>
        <draw:custom-shape draw:style-name="gr5" draw:text-style-name="P1" draw:layer="layout" svg:width="3.2cm" svg:height="1.8cm" svg:x="3.7cm" svg:y="11.7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7.301cm" svg:y="11.701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11.001cm" svg:y="11.701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14.701cm" svg:y="11.701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18.501cm" svg:y="11.701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22.301cm" svg:y="11.701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4.075cm" svg:height="1.508cm" svg:x="2.7cm" svg:y="2.7cm">
          <draw:text-box>
            <text:p><text:span text:style-name="T1">Before</text:span></text:p>
          </draw:text-box>
        </draw:frame>
      </draw:page>
      <draw:page draw:name="page2" draw:style-name="dp1" draw:master-page-name="Default">
        <draw:custom-shape draw:style-name="gr1" draw:text-style-name="P1" xml:id="id4" draw:id="id4" draw:layer="layout" svg:width="7.3cm" svg:height="3.5cm" svg:x="10.702cm" svg:y="2.401cm">
          <text:p text:style-name="P1">Lectu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3cm" svg:height="1.4cm" svg:x="9.402cm" svg:y="6.701cm">
          <text:p text:style-name="P1">Book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6cm" svg:height="1.4cm" svg:x="15.902cm" svg:y="6.701cm">
          <text:p text:style-name="P1">Lecture not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771cm" svg:y1="5.389cm" svg:x2="11.052cm" svg:y2="6.701cm" draw:start-shape="id4" draw:start-glue-point="7" draw:end-shape="id5" draw:end-glue-point="0" svg:d="M11771 5389v913h-719v399" svg:viewBox="0 0 720 1313">
          <text:p/>
        </draw:connector>
        <draw:connector draw:style-name="gr4" draw:text-style-name="P1" draw:layer="layout" svg:x1="16.933cm" svg:y1="5.389cm" svg:x2="18.202cm" svg:y2="6.701cm" draw:start-shape="id4" draw:start-glue-point="9" draw:end-shape="id6" draw:end-glue-point="0" svg:d="M16933 5389v913h1269v399" svg:viewBox="0 0 1270 1313">
          <text:p/>
        </draw:connector>
        <draw:custom-shape draw:style-name="gr5" draw:text-style-name="P1" xml:id="id7" draw:id="id7" draw:layer="layout" svg:width="3.2cm" svg:height="1.8cm" svg:x="3.702cm" svg:y="11.701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7.303cm" svg:y="11.702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2cm" svg:height="1.8cm" svg:x="11.003cm" svg:y="11.702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3.2cm" svg:height="1.8cm" svg:x="14.703cm" svg:y="11.702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" draw:id="id15" draw:layer="layout" svg:width="3.2cm" svg:height="1.8cm" svg:x="18.503cm" svg:y="11.702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3.2cm" svg:height="1.8cm" svg:x="22.303cm" svg:y="11.702cm"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135cm" svg:height="1.508cm" svg:x="2.702cm" svg:y="2.701cm">
          <draw:text-box>
            <text:p><text:span text:style-name="T1">After</text:span></text:p>
          </draw:text-box>
        </draw:frame>
        <draw:custom-shape draw:style-name="gr3" draw:text-style-name="P1" xml:id="id8" draw:id="id8" draw:layer="layout" svg:width="4.6cm" svg:height="1.4cm" svg:x="1.702cm" svg:y="14.701cm">
          <text:p text:style-name="P1">Lecture not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302cm" svg:y1="13.501cm" svg:x2="4.002cm" svg:y2="14.701cm" draw:start-shape="id7" draw:start-glue-point="8" draw:end-shape="id8" draw:end-glue-point="0" svg:d="M5302 13501v601h-1300v599" svg:viewBox="0 0 1301 1201">
          <text:p/>
        </draw:connector>
        <draw:custom-shape draw:style-name="gr3" draw:text-style-name="P1" xml:id="id10" draw:id="id10" draw:layer="layout" svg:width="4.6cm" svg:height="1.4cm" svg:x="23.602cm" svg:y="14.701cm">
          <text:p text:style-name="P1">Lecture not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903cm" svg:y1="13.502cm" svg:x2="25.902cm" svg:y2="14.701cm" draw:start-shape="id9" draw:start-glue-point="8" draw:end-shape="id10" draw:end-glue-point="0" svg:d="M23903 13502v600h1999v599" svg:viewBox="0 0 2000 1200">
          <text:p/>
        </draw:connector>
        <draw:custom-shape draw:style-name="gr3" draw:text-style-name="P1" xml:id="id12" draw:id="id12" draw:layer="layout" svg:width="4.6cm" svg:height="1.4cm" svg:x="14.002cm" svg:y="14.701cm">
          <text:p text:style-name="P1">Lecture not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303cm" svg:y1="13.502cm" svg:x2="16.302cm" svg:y2="14.701cm" draw:start-shape="id11" draw:start-glue-point="8" draw:end-shape="id12" draw:end-glue-point="0" svg:d="M16303 13502v600h-1v599" svg:viewBox="0 0 2 1200">
          <text:p/>
        </draw:connector>
        <draw:custom-shape draw:style-name="gr2" draw:text-style-name="P1" xml:id="id13" draw:id="id13" draw:layer="layout" svg:width="3.3cm" svg:height="1.4cm" svg:x="7.102cm" svg:y="14.701cm">
          <text:p text:style-name="P1">Book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471cm" svg:y1="13.389cm" svg:x2="8.752cm" svg:y2="14.701cm" draw:end-shape="id13" draw:end-glue-point="0" svg:d="M9471 13389v406h-719v906" svg:viewBox="0 0 720 1313">
          <text:p/>
        </draw:connector>
        <draw:custom-shape draw:style-name="gr2" draw:text-style-name="P1" xml:id="id14" draw:id="id14" draw:layer="layout" svg:width="3.3cm" svg:height="1.4cm" svg:x="10.602cm" svg:y="14.701cm">
          <text:p text:style-name="P1">Book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971cm" svg:y1="13.389cm" svg:x2="12.252cm" svg:y2="14.701cm" draw:end-shape="id14" draw:end-glue-point="0" svg:d="M12971 13389v406h-719v906" svg:viewBox="0 0 720 1313">
          <text:p/>
        </draw:connector>
        <draw:custom-shape draw:style-name="gr2" draw:text-style-name="P1" xml:id="id16" draw:id="id16" draw:layer="layout" svg:width="3.3cm" svg:height="1.4cm" svg:x="19.402cm" svg:y="14.701cm">
          <text:p text:style-name="P1">Book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103cm" svg:y1="13.502cm" svg:x2="21.052cm" svg:y2="14.701cm" draw:start-shape="id15" draw:start-glue-point="8" draw:end-shape="id16" draw:end-glue-point="0" svg:d="M20103 13502v600h949v599" svg:viewBox="0 0 950 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06:05:57.869600000</meta:creation-date>
    <dc:date>2015-05-04T06:47:03.172823000</dc:date>
    <meta:editing-duration>PT41M4S</meta:editing-duration>
    <meta:editing-cycles>4</meta:editing-cycles>
    <meta:generator>LibreOffice/4.3.5.2$MacOSX_x86 LibreOffice_project/3a87456aaa6a95c63eea1c1b3201acedf0751bd5</meta:generator>
    <meta:document-statistic meta:object-count="36"/>
  </office:meta>
</office:document-meta>
</file>